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u_in</text:p>
          </table:table-cell>
          <table:table-cell office:value-type="string" calcext:value-type="string">
            <text:p>u_ou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.14" calcext:value-type="float">
            <text:p>19.14</text:p>
          </table:table-cell>
          <table:table-cell office:value-type="float" office:value="1688" calcext:value-type="float">
            <text:p>1688</text:p>
          </table:table-cell>
          <table:table-cell table:formula="of:=[.C2]/[.B2]" office:value-type="float" office:value="88.1922675026123" calcext:value-type="float">
            <text:p>88.1922675026123</text:p>
          </table:table-cell>
          <table:table-cell table:formula="of:=20 * LOG10([.D2])" office:value-type="float" office:value="38.9086101769762" calcext:value-type="float">
            <text:p>38.90861017697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6" calcext:value-type="float">
            <text:p>18.6</text:p>
          </table:table-cell>
          <table:table-cell office:value-type="float" office:value="1730" calcext:value-type="float">
            <text:p>1730</text:p>
          </table:table-cell>
          <table:table-cell table:formula="of:=[.C3]/[.B3]" office:value-type="float" office:value="93.010752688172" calcext:value-type="float">
            <text:p>93.010752688172</text:p>
          </table:table-cell>
          <table:table-cell table:formula="of:=20 * LOG10([.D3])" office:value-type="float" office:value="39.3706631782176" calcext:value-type="float">
            <text:p>39.37066317821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.97" calcext:value-type="float">
            <text:p>18.97</text:p>
          </table:table-cell>
          <table:table-cell office:value-type="float" office:value="1746" calcext:value-type="float">
            <text:p>1746</text:p>
          </table:table-cell>
          <table:table-cell table:formula="of:=[.C4]/[.B4]" office:value-type="float" office:value="92.0400632577755" calcext:value-type="float">
            <text:p>92.0400632577755</text:p>
          </table:table-cell>
          <table:table-cell table:formula="of:=20 * LOG10([.D4])" office:value-type="float" office:value="39.2795381696178" calcext:value-type="float">
            <text:p>39.27953816961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.06" calcext:value-type="float">
            <text:p>19.06</text:p>
          </table:table-cell>
          <table:table-cell office:value-type="float" office:value="1755" calcext:value-type="float">
            <text:p>1755</text:p>
          </table:table-cell>
          <table:table-cell table:formula="of:=[.C5]/[.B5]" office:value-type="float" office:value="92.0776495278069" calcext:value-type="float">
            <text:p>92.0776495278069</text:p>
          </table:table-cell>
          <table:table-cell table:formula="of:=20 * LOG10([.D5])" office:value-type="float" office:value="39.2830844899907" calcext:value-type="float">
            <text:p>39.28308448999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.14" calcext:value-type="float">
            <text:p>19.14</text:p>
          </table:table-cell>
          <table:table-cell office:value-type="float" office:value="1759" calcext:value-type="float">
            <text:p>1759</text:p>
          </table:table-cell>
          <table:table-cell table:formula="of:=[.C6]/[.B6]" office:value-type="float" office:value="91.901776384535" calcext:value-type="float">
            <text:p>91.901776384535</text:p>
          </table:table-cell>
          <table:table-cell table:formula="of:=20 * LOG10([.D6])" office:value-type="float" office:value="39.2664781203327" calcext:value-type="float">
            <text:p>39.26647812033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.2" calcext:value-type="float">
            <text:p>19.2</text:p>
          </table:table-cell>
          <table:table-cell office:value-type="float" office:value="1763" calcext:value-type="float">
            <text:p>1763</text:p>
          </table:table-cell>
          <table:table-cell table:formula="of:=[.C7]/[.B7]" office:value-type="float" office:value="91.8229166666667" calcext:value-type="float">
            <text:p>91.8229166666667</text:p>
          </table:table-cell>
          <table:table-cell table:formula="of:=20 * LOG10([.D7])" office:value-type="float" office:value="39.2590216719154" calcext:value-type="float">
            <text:p>39.25902167191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.22" calcext:value-type="float">
            <text:p>19.22</text:p>
          </table:table-cell>
          <table:table-cell office:value-type="float" office:value="1761" calcext:value-type="float">
            <text:p>1761</text:p>
          </table:table-cell>
          <table:table-cell table:formula="of:=[.C8]/[.B8]" office:value-type="float" office:value="91.6233090530697" calcext:value-type="float">
            <text:p>91.6233090530697</text:p>
          </table:table-cell>
          <table:table-cell table:formula="of:=20 * LOG10([.D8])" office:value-type="float" office:value="39.240119452695" calcext:value-type="float">
            <text:p>39.2401194526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.29" calcext:value-type="float">
            <text:p>19.29</text:p>
          </table:table-cell>
          <table:table-cell office:value-type="float" office:value="1754" calcext:value-type="float">
            <text:p>1754</text:p>
          </table:table-cell>
          <table:table-cell table:formula="of:=[.C9]/[.B9]" office:value-type="float" office:value="90.9279419388284" calcext:value-type="float">
            <text:p>90.9279419388284</text:p>
          </table:table-cell>
          <table:table-cell table:formula="of:=20 * LOG10([.D9])" office:value-type="float" office:value="39.1739472277227" calcext:value-type="float">
            <text:p>39.173947227722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.37" calcext:value-type="float">
            <text:p>19.37</text:p>
          </table:table-cell>
          <table:table-cell office:value-type="float" office:value="1673" calcext:value-type="float">
            <text:p>1673</text:p>
          </table:table-cell>
          <table:table-cell table:formula="of:=[.C10]/[.B10]" office:value-type="float" office:value="86.3706763035622" calcext:value-type="float">
            <text:p>86.3706763035622</text:p>
          </table:table-cell>
          <table:table-cell table:formula="of:=20 * LOG10([.D10])" office:value-type="float" office:value="38.7273264048657" calcext:value-type="float">
            <text:p>38.727326404865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.55" calcext:value-type="float">
            <text:p>19.55</text:p>
          </table:table-cell>
          <table:table-cell office:value-type="float" office:value="1460" calcext:value-type="float">
            <text:p>1460</text:p>
          </table:table-cell>
          <table:table-cell table:formula="of:=[.C11]/[.B11]" office:value-type="float" office:value="74.6803069053708" calcext:value-type="float">
            <text:p>74.6803069053708</text:p>
          </table:table-cell>
          <table:table-cell table:formula="of:=20 * LOG10([.D11])" office:value-type="float" office:value="37.464121881051" calcext:value-type="float">
            <text:p>37.46412188105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9.93" calcext:value-type="float">
            <text:p>19.93</text:p>
          </table:table-cell>
          <table:table-cell office:value-type="float" office:value="1042" calcext:value-type="float">
            <text:p>1042</text:p>
          </table:table-cell>
          <table:table-cell table:formula="of:=[.C12]/[.B12]" office:value-type="float" office:value="52.2829904666332" calcext:value-type="float">
            <text:p>52.2829904666332</text:p>
          </table:table-cell>
          <table:table-cell table:formula="of:=20 * LOG10([.D12])" office:value-type="float" office:value="34.3672084052604" calcext:value-type="float">
            <text:p>34.367208405260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0.23" calcext:value-type="float">
            <text:p>20.23</text:p>
          </table:table-cell>
          <table:table-cell office:value-type="float" office:value="494" calcext:value-type="float">
            <text:p>494</text:p>
          </table:table-cell>
          <table:table-cell table:formula="of:=[.C13]/[.B13]" office:value-type="float" office:value="24.4191794364805" calcext:value-type="float">
            <text:p>24.4191794364805</text:p>
          </table:table-cell>
          <table:table-cell table:formula="of:=20 * LOG10([.D13])" office:value-type="float" office:value="27.7546213230568" calcext:value-type="float">
            <text:p>27.75462132305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01:48:49.434578062</meta:creation-date>
    <dc:date>2023-03-30T01:56:01.298137681</dc:date>
    <meta:editing-duration>PT7M12S</meta:editing-duration>
    <meta:editing-cycles>1</meta:editing-cycles>
    <meta:document-statistic meta:table-count="1" meta:cell-count="65" meta:object-count="0"/>
    <meta:generator>LibreOffice/7.3.7.2$Linux_X86_64 LibreOffice_project/30$Build-2</meta:generator>
  </office:meta>
</office:document-meta>
</file>